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6728in"/>
    </style:style>
    <style:style style:name="co11" style:family="table-column">
      <style:table-column-properties fo:break-before="auto" style:column-width="2.0992in"/>
    </style:style>
    <style:style style:name="co15" style:family="table-column">
      <style:table-column-properties fo:break-before="auto" style:column-width="1.1047in"/>
    </style:style>
    <style:style style:name="co16" style:family="table-column">
      <style:table-column-properties fo:break-before="auto" style:column-width="7.6146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9244in"/>
    </style:style>
    <style:style style:name="co20" style:family="table-column">
      <style:table-column-properties fo:break-before="auto" style:column-width="1.5291in"/>
    </style:style>
    <style:style style:name="co21" style:family="table-column">
      <style:table-column-properties fo:break-before="auto" style:column-width="1.2583in"/>
    </style:style>
    <style:style style:name="co22" style:family="table-column">
      <style:table-column-properties fo:break-before="auto" style:column-width="5.0362in"/>
    </style:style>
    <style:style style:name="co23" style:family="table-column">
      <style:table-column-properties fo:break-before="auto" style:column-width="3.9547in"/>
    </style:style>
    <style:style style:name="co24" style:family="table-column">
      <style:table-column-properties fo:break-before="auto" style:column-width="1.5311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0.972in"/>
    </style:style>
    <style:style style:name="co27" style:family="table-column">
      <style:table-column-properties fo:break-before="auto" style:column-width="0.9173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0.95in"/>
    </style:style>
    <style:style style:name="co30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1.0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ext-properties style:font-name="Arial" style:font-name-asian="微软雅黑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P1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</table:table>
      <table:table table:name="SYS_CFG" table:style-name="ta1" table:print="false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3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4" table:default-cell-style-name="ce5"/>
        <table:table-column table:style-name="co19" table:default-cell-style-name="Default"/>
        <table:table-column table:style-name="co4" table:number-columns-repeated="4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5" office:value-type="float" office:value="33">
            <text:p>33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6" table:end-x="0.5484in" table:end-y="0.0091in" draw:z-index="0" draw:text-style-name="P1" svg:width="2.8862in" svg:height="0.7146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2" office:value-type="string">
            <text:p>应收账款周转次数@2016/12/31</text:p>
          </table:table-cell>
          <table:table-cell table:style-name="ce2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2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*2/(所有者权益合计@date+所有者权益合计@predate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/营业总收入@date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*2/(资产总计@date+资产总计@predate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车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)*2/(资产总计@date+资产总计@predate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/实收资本@dat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</table:table-row>
      </table:table>
      <table:table table:name="SYS_SQL_QUERY" table:style-name="ta1" table:print="false"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4"/>
        <table:table-column table:style-name="co18" table:default-cell-style-name="ce4"/>
        <table:table-column table:style-name="co10" table:default-cell-style-name="Default"/>
        <table:table-column table:style-name="co10" table:default-cell-style-name="ce4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</table:table-row>
        <table:table-row table:style-name="ro1" table:number-rows-repeated="1044">
          <table:table-cell table:number-columns-repeated="4"/>
          <table:table-cell table:style-name="ce4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24" table:number-columns-repeated="2" table:default-cell-style-name="ce7"/>
        <table:table-column table:style-name="co11" table:number-columns-repeated="2" table:default-cell-style-name="ce7"/>
        <table:table-column table:style-name="co9" table:default-cell-style-name="ce7"/>
        <table:table-column table:style-name="co4" table:number-columns-repeated="1017" table:default-cell-style-name="Default"/>
        <table:table-row table:style-name="ro7">
          <table:table-cell table:style-name="ce5" table:number-columns-repeated="2"/>
          <table:table-cell table:style-name="ce6" table:number-columns-repeated="5"/>
          <table:table-cell table:style-name="ce5" table:number-columns-repeated="1017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长期偿债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9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7"/>
        <table:table-column table:style-name="co28" table:default-cell-style-name="ce8"/>
        <table:table-column table:style-name="co29" table:default-cell-style-name="ce8"/>
        <table:table-column table:style-name="co30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盈利能力比率表.A2:盈利能力比率表.I104857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6/13/2017</text:date>, <text:time>21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3T21:30:55.22</dc:date>
    <meta:editing-duration>PT13H5M19S</meta:editing-duration>
    <meta:editing-cycles>298</meta:editing-cycles>
    <meta:generator>OpenOffice/4.1.3$Win32 OpenOffice.org_project/413m1$Build-9783</meta:generator>
    <meta:document-statistic meta:table-count="10" meta:cell-count="920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